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ntidad almacenada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Preu kg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Merma</text:p>
          </table:table-cell>
        </table:table-row>
        <table:table-row table:style-name="ro1">
          <table:table-cell/>
          <table:table-cell office:value-type="string" calcext:value-type="string">
            <text:p>Costillej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table:formula="of:=[.D2]*(1-[.E2])" office:value-type="float" office:value="12.6" calcext:value-type="float">
            <text:p>12,6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string" calcext:value-type="string">
            <text:p>Naranjas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,22</text:p>
          </table:table-cell>
          <table:table-cell table:formula="of:=[.D3]*(1-[.E3])" office:value-type="float" office:value="19.5" calcext:value-type="float">
            <text:p>19,5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,25</text:p>
          </table:table-cell>
          <table:table-cell table:formula="of:=[.D4]*(1-[.E4])" office:value-type="float" office:value="9" calcext:value-type="float">
            <text:p>9</text:p>
          </table:table-cell>
          <table:table-cell/>
          <table:table-cell office:value-type="string" calcext:value-type="string">
            <text:p>F</text:p>
          </table:table-cell>
          <table:table-cell table:style-name="ce1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string" calcext:value-type="string">
            <text:p>Manzanas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,22</text:p>
          </table:table-cell>
          <table:table-cell table:formula="of:=[.D5]*(1-[.E5])" office:value-type="float" office:value="28.08" calcext:value-type="float">
            <text:p>28,08</text:p>
          </table:table-cell>
          <table:table-cell/>
          <table:table-cell office:value-type="string" calcext:value-type="string">
            <text:p>P</text:p>
          </table:table-cell>
          <table:table-cell table:style-name="ce1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office:value-type="string" calcext:value-type="string">
            <text:p>Lubina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formula="of:=[.D6]*(1-[.E6])" office:value-type="float" office:value="5.6" calcext:value-type="float">
            <text:p>5,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formula="of:=[.D7]*(1-[.E7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,25</text:p>
          </table:table-cell>
          <table:table-cell table:formula="of:=[.D8]*(1-[.E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rada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table:formula="of:=[.D9]*(1-[.E9])" office:value-type="float" office:value="18.2" calcext:value-type="float">
            <text:p>18,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ume font</meta:initial-creator>
    <meta:creation-date>2022-11-21T12:21:31.745122434</meta:creation-date>
    <dc:date>2022-11-21T13:25:34.379826343</dc:date>
    <dc:creator>jaume font</dc:creator>
    <meta:editing-duration>PT3M11S</meta:editing-duration>
    <meta:editing-cycles>1</meta:editing-cycles>
    <meta:document-statistic meta:table-count="1" meta:cell-count="56" meta:object-count="0"/>
    <meta:generator>LibreOffice/7.3.6.2$Linux_X86_64 LibreOffice_project/30$Build-2</meta:generator>
  </office:meta>
</office:document-meta>
</file>